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 style:data-style-name="N8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1" table:default-cell-style-name="ce8"/>
        <table:table-column table:style-name="co1" table:number-columns-repeated="6" table:default-cell-style-name="Default"/>
        <table:table-column table:style-name="co1" table:default-cell-style-name="ce2"/>
        <table:table-row table:style-name="ro1" table:number-rows-repeated="2">
          <table:table-cell/>
          <table:table-cell table:style-name="Default" table:number-columns-repeated="3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MPV (MeV)</text:p>
          </table:table-cell>
          <table:table-cell table:style-name="ce6" office:value-type="string" calcext:value-type="string">
            <text:p>Error</text:p>
          </table:table-cell>
          <table:table-cell table:number-columns-repeated="6"/>
          <table:table-cell table:style-name="Default" office:value-type="string" calcext:value-type="string">
            <text:p>old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0.000764463" office:value-type="float" office:value="0.000764463" calcext:value-type="float">
            <text:p>7.64E-04</text:p>
          </table:table-cell>
          <table:table-cell table:style-name="ce7" table:formula="of:=0.00000374834" office:value-type="float" office:value="0.00000374834" calcext:value-type="float">
            <text:p>0.00000374834</text:p>
          </table:table-cell>
          <table:table-cell table:number-columns-repeated="6"/>
          <table:table-cell office:value-type="float" office:value="0.00098" calcext:value-type="float">
            <text:p>0.00098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style-name="ce2" table:formula="of:=0.000358348" office:value-type="float" office:value="0.000358348" calcext:value-type="float">
            <text:p>0.000358348</text:p>
          </table:table-cell>
          <table:table-cell table:style-name="ce7" table:formula="of:=0.00000132291" office:value-type="float" office:value="0.00000132291" calcext:value-type="float">
            <text:p>0.00000132291</text:p>
          </table:table-cell>
          <table:table-cell table:number-columns-repeated="6"/>
          <table:table-cell office:value-type="float" office:value="0.00045" calcext:value-type="float">
            <text:p>0.0004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00348301" calcext:value-type="float">
            <text:p>3.48E-04</text:p>
          </table:table-cell>
          <table:table-cell table:style-name="ce7" table:formula="of:=  0.00000123786" office:value-type="float" office:value="0.00000123786" calcext:value-type="float">
            <text:p>0.00000123786</text:p>
          </table:table-cell>
          <table:table-cell table:number-columns-repeated="6"/>
          <table:table-cell office:value-type="float" office:value="0.00041" calcext:value-type="float">
            <text:p>0.0004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382372" calcext:value-type="float">
            <text:p>3.82E-04</text:p>
          </table:table-cell>
          <table:table-cell office:value-type="float" office:value="0.00000125555" calcext:value-type="float">
            <text:p>1.26E-06</text:p>
          </table:table-cell>
          <table:table-cell table:number-columns-repeated="6"/>
          <table:table-cell office:value-type="float" office:value="0.00041" calcext:value-type="float">
            <text:p>0.0004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424306" calcext:value-type="float">
            <text:p>4.24E-04</text:p>
          </table:table-cell>
          <table:table-cell office:value-type="float" office:value="0.00000129092" calcext:value-type="float">
            <text:p>1.29E-06</text:p>
          </table:table-cell>
          <table:table-cell table:number-columns-repeated="6"/>
          <table:table-cell office:value-type="float" office:value="0.00049" calcext:value-type="float">
            <text:p>0.000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470833" calcext:value-type="float">
            <text:p>4.71E-04</text:p>
          </table:table-cell>
          <table:table-cell office:value-type="float" office:value="0.00000136923" calcext:value-type="float">
            <text:p>1.37E-06</text:p>
          </table:table-cell>
          <table:table-cell table:number-columns-repeated="6"/>
          <table:table-cell office:value-type="float" office:value="0.00047" calcext:value-type="float">
            <text:p>0.0004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16191" calcext:value-type="float">
            <text:p>5.16E-04</text:p>
          </table:table-cell>
          <table:table-cell office:value-type="float" office:value="0.00000144131" calcext:value-type="float">
            <text:p>1.44E-06</text:p>
          </table:table-cell>
          <table:table-cell table:number-columns-repeated="6"/>
          <table:table-cell office:value-type="float" office:value="0.00059" calcext:value-type="float">
            <text:p>0.0005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541483" calcext:value-type="float">
            <text:p>5.41E-04</text:p>
          </table:table-cell>
          <table:table-cell office:value-type="float" office:value="0.00000151258" calcext:value-type="float">
            <text:p>1.51E-06</text:p>
          </table:table-cell>
          <table:table-cell table:number-columns-repeated="6"/>
          <table:table-cell office:value-type="float" office:value="0.00059" calcext:value-type="float">
            <text:p>0.0005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552977" calcext:value-type="float">
            <text:p>5.53E-04</text:p>
          </table:table-cell>
          <table:table-cell office:value-type="float" office:value="0.00000149119" calcext:value-type="float">
            <text:p>1.49E-06</text:p>
          </table:table-cell>
          <table:table-cell table:number-columns-repeated="6"/>
          <table:table-cell office:value-type="float" office:value="0.00067" calcext:value-type="float">
            <text:p>0.0006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00557492" calcext:value-type="float">
            <text:p>5.57E-04</text:p>
          </table:table-cell>
          <table:table-cell office:value-type="float" office:value="0.00000153451" calcext:value-type="float">
            <text:p>1.53E-06</text:p>
          </table:table-cell>
          <table:table-cell table:number-columns-repeated="6"/>
          <table:table-cell office:value-type="float" office:value="0.00061" calcext:value-type="float">
            <text:p>0.0006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60316" calcext:value-type="float">
            <text:p>5.60E-04</text:p>
          </table:table-cell>
          <table:table-cell office:value-type="float" office:value="0.00000152626" calcext:value-type="float">
            <text:p>1.53E-06</text:p>
          </table:table-cell>
          <table:table-cell table:number-columns-repeated="6"/>
          <table:table-cell office:value-type="float" office:value="0.00067" calcext:value-type="float">
            <text:p>0.0006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0.000562603" office:value-type="float" office:value="0.000562603" calcext:value-type="float">
            <text:p>5.63E-04</text:p>
          </table:table-cell>
          <table:table-cell office:value-type="float" office:value="0.00000154917" calcext:value-type="float">
            <text:p>1.55E-06</text:p>
          </table:table-cell>
          <table:table-cell table:number-columns-repeated="6"/>
          <table:table-cell office:value-type="float" office:value="0.00059" calcext:value-type="float">
            <text:p>0.0005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000565334" calcext:value-type="float">
            <text:p>5.65E-04</text:p>
          </table:table-cell>
          <table:table-cell office:value-type="float" office:value="0.00000154938" calcext:value-type="float">
            <text:p>1.55E-06</text:p>
          </table:table-cell>
          <table:table-cell table:number-columns-repeated="6"/>
          <table:table-cell office:value-type="float" office:value="0.00059" calcext:value-type="float">
            <text:p>0.0005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00567562" calcext:value-type="float">
            <text:p>5.68E-04</text:p>
          </table:table-cell>
          <table:table-cell office:value-type="float" office:value="0.0000015298" calcext:value-type="float">
            <text:p>1.53E-06</text:p>
          </table:table-cell>
          <table:table-cell table:number-columns-repeated="6"/>
          <table:table-cell office:value-type="float" office:value="0.00059" calcext:value-type="float">
            <text:p>0.0005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00568388" calcext:value-type="float">
            <text:p>5.68E-04</text:p>
          </table:table-cell>
          <table:table-cell office:value-type="float" office:value="0.00000155114" calcext:value-type="float">
            <text:p>1.55E-06</text:p>
          </table:table-cell>
          <table:table-cell table:number-columns-repeated="6"/>
          <table:table-cell office:value-type="float" office:value="0.00059" calcext:value-type="float">
            <text:p>0.0005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0567972" calcext:value-type="float">
            <text:p>5.68E-04</text:p>
          </table:table-cell>
          <table:table-cell office:value-type="float" office:value="0.00000153771" calcext:value-type="float">
            <text:p>1.54E-06</text:p>
          </table:table-cell>
          <table:table-cell table:number-columns-repeated="6"/>
          <table:table-cell office:value-type="float" office:value="0.00059" calcext:value-type="float">
            <text:p>0.000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3:00:56.703921577</meta:creation-date>
    <dc:date>2023-07-19T14:12:26.288270521</dc:date>
    <meta:editing-duration>PT19M7S</meta:editing-duration>
    <meta:editing-cycles>6</meta:editing-cycles>
    <meta:generator>LibreOffice/7.3.7.2$Linux_X86_64 LibreOffice_project/30$Build-2</meta:generator>
    <meta:document-statistic meta:table-count="1" meta:cell-count="68" meta:object-count="0"/>
  </office:meta>
</office:document-meta>
</file>